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0.533cm"/>
    </style:style>
    <style:style style:name="co48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12" style:family="table-cell" style:parent-style-name="Default" style:data-style-name="N1"/>
    <style:style style:name="ce313" style:family="table-cell" style:parent-style-name="Default">
      <style:table-cell-properties fo:background-color="#00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office:forms form:automatic-focus="false" form:apply-design-mode="false"/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8" table:default-cell-style-name="ce305"/>
        <table:table-column table:style-name="co1" table:number-columns-repeated="1018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 table:style-name="ce296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618.425" calcext:value-type="currency">
            <text:p>7 618,4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02" office:value-type="string" calcext:value-type="string">
            <text:p>Avec aléas</text:p>
          </table:table-cell>
          <table:table-cell table:style-name="ce304" table:formula="of:=[.E1]*1.2+[.E2]" office:value-type="currency" office:currency="EUR" office:value="9842.11" calcext:value-type="currency">
            <text:p>9 842,11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85" calcext:value-type="currency">
            <text:p>58,85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31" calcext:value-type="currency">
            <text:p>3 53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1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1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3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30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6:.E78])" office:value-type="currency" office:currency="EUR" office:value="58.85" calcext:value-type="currency">
            <text:p>58,85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7"/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2"/>
          <table:table-cell table:style-name="ce296" office:value-type="string" calcext:value-type="string">
            <text:p>à commander</text:p>
          </table:table-cell>
          <table:table-cell table:style-name="ce296" office:value-type="string" calcext:value-type="string">
            <text:p>en stock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296" office:value-type="string" calcext:value-type="string">
            <text:p>x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2"/>
          <table:table-cell table:style-name="ce296" table:formula="of:=[.D16]*[.$D$6]+[.H16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296"/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2"/>
          <table:table-cell table:style-name="ce296" table:formula="of:=[.D17]*[.$D$6]+[.H17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296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table:style-name="ce298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296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table:style-name="ce298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2"/>
          <table:table-cell table:style-name="ce296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table:style-name="ce298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2"/>
          <table:table-cell table:style-name="ce296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22]*[.D22]=0;&quot;&quot;;[.C22]*[.D22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296" table:formula="of:=[.D22]*[.$D$6]+[.H2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table:style-name="ce298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296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298" office:value-type="string" calcext:value-type="string">
            <text:p>mos level translator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C24]*[.D24]=0;&quot;&quot;;[.C24]*[.D24])" office:value-type="currency" office:currency="EUR" office:value="0.03" calcext:value-type="currency">
            <text:p>0,03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296" table:formula="of:=[.D24]*[.$D$6]+[.H2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2"/>
          <table:table-cell table:style-name="ce296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table:style-name="ce298"/>
          <table:table-cell office:value-type="currency" office:currency="EUR" office:value="0.11" calcext:value-type="currency">
            <text:p>0,11 €</text:p>
          </table:table-cell>
          <table:table-cell office:value-type="float" office:value="1" calcext:value-type="float">
            <text:p>1</text:p>
          </table:table-cell>
          <table:table-cell table:formula="of:=IF([.C26]*[.D26]=0;&quot;&quot;;[.C26]*[.D26])" office:value-type="currency" office:currency="EUR" office:value="0.11" calcext:value-type="currency">
            <text:p>0,11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RL" xlink:type="simple">SN74AHCT1G14DBVR </text:a></text:p>
          </table:table-cell>
          <table:table-cell table:number-columns-repeated="2"/>
          <table:table-cell table:style-name="ce296" table:formula="of:=[.D26]*[.$D$6]+[.H2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(batt, analog read)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C27]*[.D27]=0;&quot;&quot;;[.C27]*[.D27])" office:value-type="currency" office:currency="EUR" office:value="0.03" calcext:value-type="currency">
            <text:p>0,03 €</text:p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296" table:formula="of:=[.D27]*[.$D$6]+[.H2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table:style-name="ce298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296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table:style-name="ce298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2"/>
          <table:table-cell table:style-name="ce296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2"/>
          <table:table-cell table:style-name="ce296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table:style-name="ce298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296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2]*[.D32]=0;&quot;&quot;;[.C32]*[.D32])" office:value-type="currency" office:currency="EUR" office:value="0.15" calcext:value-type="currency">
            <text:p>0,15 €</text:p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296" table:formula="of:=[.D32]*[.$D$6]+[.H3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table:style-name="ce298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08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2"/>
          <table:table-cell table:style-name="ce296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296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296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2"/>
          <table:table-cell table:number-columns-repeated="2"/>
          <table:table-cell table:style-name="ce296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table:number-columns-repeated="2"/>
          <table:table-cell table:number-columns-repeated="3"/>
          <table:table-cell table:style-name="ce32"/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311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308"/>
          <table:table-cell table:number-columns-repeated="2"/>
          <table:table-cell table:style-name="ce296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296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296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driver et régul 100uH</text:p>
          </table:table-cell>
          <table:table-cell table:style-name="ce298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2"/>
          <table:table-cell table:style-name="ce296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régulateur</text:p>
          </table:table-cell>
          <table:table-cell table:style-name="ce298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2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296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2"/>
          <table:table-cell table:style-name="ce296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table:style-name="ce298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C49]*[.D49]=0;&quot;&quot;;[.C49]*[.D49])" office:value-type="currency" office:currency="EUR" office:value="0.37" calcext:value-type="currency">
            <text:p>0,37 €</text:p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296" table:formula="of:=[.D49]*[.$D$6]+[.H4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220u 35V</text:p>
          </table:table-cell>
          <table:table-cell table:style-name="ce298"/>
          <table:table-cell office:value-type="currency" office:currency="EUR" office:value="0.39" calcext:value-type="currency">
            <text:p>0,39 €</text:p>
          </table:table-cell>
          <table:table-cell office:value-type="float" office:value="1" calcext:value-type="float">
            <text:p>1</text:p>
          </table:table-cell>
          <table:table-cell table:formula="of:=IF([.C50]*[.D50]=0;&quot;&quot;;[.C50]*[.D50])" office:value-type="currency" office:currency="EUR" office:value="0.39" calcext:value-type="currency">
            <text:p>0,39 €</text:p>
          </table:table-cell>
          <table:table-cell table:style-name="ce32" office:value-type="string" calcext:value-type="string">
            <text:p><text:a xlink:href="http://fr.farnell.com/panasonic-electronic-components/eee1va221uap/condensateur-220uf-35v-cms/dp/2326175RL" xlink:type="simple">EEE1VA221UAP </text:a></text:p>
          </table:table-cell>
          <table:table-cell table:number-columns-repeated="2"/>
          <table:table-cell table:style-name="ce296" table:formula="of:=[.D50]*[.$D$6]+[.H5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51]*[.D51]=0;&quot;&quot;;[.C51]*[.D51])" office:value-type="currency" office:currency="EUR" office:value="0.08" calcext:value-type="currency">
            <text:p>0,08 €</text:p>
          </table:table-cell>
          <table:table-cell table:style-name="ce308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2"/>
          <table:table-cell table:style-name="ce296" table:formula="of:=[.D51]*[.$D$6]+[.H5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2]*[.D52]=0;&quot;&quot;;[.C52]*[.D52])">
            <text:p/>
          </table:table-cell>
          <table:table-cell table:style-name="ce308"/>
          <table:table-cell table:number-columns-repeated="2"/>
          <table:table-cell table:style-name="ce296" table:formula="of:=[.D52]*[.$D$6]+[.H5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3]*[.D53]=0;&quot;&quot;;[.C53]*[.D53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296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extension femelle + charg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4]*[.D54]=0;&quot;&quot;;[.C54]*[.D54])" office:value-type="currency" office:currency="EUR" office:value="0.15" calcext:value-type="currency">
            <text:p>0,15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2"/>
          <table:table-cell table:style-name="ce311" table:formula="of:=[.D54]*[.$D$6]+[.H54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5]*[.D55]=0;&quot;&quot;;[.C55]*[.D55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311" table:formula="of:=[.D55]*[.$D$6]+[.H5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11" table:formula="of:=[.D56]*[.$D$6]+[.H5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7]*[.D57]=0;&quot;&quot;;[.C57]*[.D57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1" table:formula="of:=[.D57]*[.$D$6]+[.H5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style-name="ce311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311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3 pour relais et flex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0]*[.D60]=0;&quot;&quot;;[.C60]*[.D60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311" table:formula="of:=[.D60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311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2 pour led 10w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2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4]*[.D64]=0;&quot;&quot;;[.C64]*[.D64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4]*[.$D$6]+[.H64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1" table:formula="of:=[.D66]*[.$D$6]+[.H6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96" table:formula="of:=[.D67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8]*[.D68]=0;&quot;&quot;;[.C68]*[.D68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1" table:formula="of:=[.D68]*[.$D$6]+[.H7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69]*[.D69]=0;&quot;&quot;;[.C69]*[.D69])">
            <text:p/>
          </table:table-cell>
          <table:table-cell table:number-columns-repeated="3"/>
          <table:table-cell table:style-name="ce296" table:formula="of:=[.D69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0]*[.D70]=0;&quot;&quot;;[.C70]*[.D70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296" table:formula="of:=[.D70]*[.$D$6]+[.H7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0.25" calcext:value-type="currency">
            <text:p>0,25 €</text:p>
          </table:table-cell>
          <table:table-cell table:style-name="ce32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296" table:formula="of:=[.D72]*[.$D$6]+[.H7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3]*[.D73]=0;&quot;&quot;;[.C73]*[.D73])">
            <text:p/>
          </table:table-cell>
          <table:table-cell table:number-columns-repeated="3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4]*[.D74]=0;&quot;&quot;;[.C74]*[.D74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75]*[.D75]=0;&quot;&quot;;[.C75]*[.D75])">
            <text:p/>
          </table:table-cell>
          <table:table-cell table:number-columns-repeated="1019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4"/>
          <table:table-cell table:formula="of:=IF([.C80]*[.D80]=0;&quot;&quot;;[.C80]*[.D8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83:.E107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82]*[.D82]=0;&quot;&quot;;[.C82]*[.D8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3]*[.D83]=0;&quot;&quot;;[.C83]*[.D83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2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2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2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2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45" calcext:value-type="currency">
            <text:p>0,45 €</text:p>
          </table:table-cell>
          <table:table-cell table:style-name="ce32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0.42" calcext:value-type="currency">
            <text:p>0,42 €</text:p>
          </table:table-cell>
          <table:table-cell table:style-name="ce32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6]*[.D96]=0;&quot;&quot;;[.C96]*[.D96])" office:value-type="currency" office:currency="EUR" office:value="0.9" calcext:value-type="currency">
            <text:p>0,90 €</text:p>
          </table:table-cell>
          <table:table-cell table:style-name="ce32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286" table:formula="of:=[.I95]*[.I94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8]*[.D98]=0;&quot;&quot;;[.C98]*[.D9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99]*[.D99]=0;&quot;&quot;;[.C99]*[.D99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infineon/bss84p/transistor-mosfet-canal-p-boitier/dp/1056526RL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0]*[.D100]=0;&quot;&quot;;[.C100]*[.D100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1]*[.D101]=0;&quot;&quot;;[.C101]*[.D101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2]*[.D102]=0;&quot;&quot;;[.C102]*[.D102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I101]*[.I100]" office:value-type="float" office:value="4.40974394987035" calcext:value-type="float">
            <text:p>4,410</text:p>
          </table:table-cell>
          <table:table-cell table:formula="of:=[.I102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3]*[.D103]=0;&quot;&quot;;[.C103]*[.D10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4]*[.D104]=0;&quot;&quot;;[.C104]*[.D104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05]*[.D105]=0;&quot;&quot;;[.C105]*[.D10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6]*[.D106]=0;&quot;&quot;;[.C106]*[.D106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7]*[.D107]=0;&quot;&quot;;[.C107]*[.D107])" office:value-type="currency" office:currency="EUR" office:value="0.88" calcext:value-type="currency">
            <text:p>0,88 €</text:p>
          </table:table-cell>
          <table:table-cell table:style-name="ce32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8]*[.D108]=0;&quot;&quot;;[.C108]*[.D1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13:.E131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12]*[.D112]=0;&quot;&quot;;[.C112]*[.D11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3]*[.D113]=0;&quot;&quot;;[.C113]*[.D113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6]*[.D116]=0;&quot;&quot;;[.C116]*[.D116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0]*[.D120]=0;&quot;&quot;;[.C120]*[.D120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1]*[.D121]=0;&quot;&quot;;[.C121]*[.D121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2]*[.D122]=0;&quot;&quot;;[.C122]*[.D122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3]*[.D123]=0;&quot;&quot;;[.C123]*[.D12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4]*[.D124]=0;&quot;&quot;;[.C124]*[.D124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26]*[.D126]=0;&quot;&quot;;[.C126]*[.D1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1]*[.D131]=0;&quot;&quot;;[.C131]*[.D1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35:.E158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34]*[.D134]=0;&quot;&quot;;[.C134]*[.D134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5]*[.D135]=0;&quot;&quot;;[.C135]*[.D135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2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2]*[.D142]=0;&quot;&quot;;[.C142]*[.D142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3]*[.D143]=0;&quot;&quot;;[.C143]*[.D143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5]*[.D145]=0;&quot;&quot;;[.C145]*[.D145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6]*[.D146]=0;&quot;&quot;;[.C146]*[.D14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7]*[.D147]=0;&quot;&quot;;[.C147]*[.D147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65" calcext:value-type="currency">
            <text:p>0,65 €</text:p>
          </table:table-cell>
          <table:table-cell table:style-name="ce32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46" calcext:value-type="currency">
            <text:p>0,46 €</text:p>
          </table:table-cell>
          <table:table-cell table:style-name="ce32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4]*[.D154]=0;&quot;&quot;;[.C154]*[.D15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5]*[.D155]=0;&quot;&quot;;[.C155]*[.D155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57]*[.D157]=0;&quot;&quot;;[.C157]*[.D15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8]*[.D158]=0;&quot;&quot;;[.C158]*[.D158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0]*[.D160]=0;&quot;&quot;;[.C160]*[.D160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61]*[.D161]=0;&quot;&quot;;[.C161]*[.D1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4]*[.D184]=0;&quot;&quot;;[.C184]*[.D18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5]*[.D185]=0;&quot;&quot;;[.C185]*[.D18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 table:number-rows-repeated="104829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F$74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22:59:09.7477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4DT19H22M20S</meta:editing-duration>
    <meta:editing-cycles>213</meta:editing-cycles>
    <meta:generator>LibreOffice/4.2.8.2$MacOSX_x86 LibreOffice_project/48d50dbfc06349262c9d50868e5c1f630a573ebd</meta:generator>
    <dc:date>2015-01-26T11:31:46.972572000</dc:date>
    <meta:document-statistic meta:table-count="10" meta:cell-count="2483" meta:object-count="0"/>
  </office:meta>
</office:document-meta>
</file>